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w appoint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ctors,fees,feeToClinic should be visible in li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ppointment,list,default appointment should not be visi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tient,add 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ointment,patient,add patient, edit form , dateOfRegistration should lo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9:10:37.665275817</meta:creation-date>
    <meta:generator>LibreOffice/5.2.7.2$Linux_X86_64 LibreOffice_project/20m0$Build-2</meta:generator>
    <dc:date>2019-10-23T19:26:44.420623438</dc:date>
    <meta:editing-duration>PT5M53S</meta:editing-duration>
    <meta:editing-cycles>8</meta:editing-cycles>
    <meta:document-statistic meta:table-count="1" meta:cell-count="10" meta:object-count="0"/>
  </office:meta>
</office:document-meta>
</file>